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1E37208C1ECF9C6980E.png" manifest:media-type="image/png"/>
  <manifest:file-entry manifest:full-path="Pictures/10000001000003DA000005B6B16F4CC4A93373E9.png" manifest:media-type="image/png"/>
  <manifest:file-entry manifest:full-path="Pictures/100000010000042F0000052468471514EEAB0FD3.png" manifest:media-type="image/png"/>
  <manifest:file-entry manifest:full-path="Pictures/1000000100000429000004D4369473FF636188AA.png" manifest:media-type="image/png"/>
  <manifest:file-entry manifest:full-path="Pictures/100000010000042D0000074422BA415C5BD87F37.png" manifest:media-type="image/png"/>
  <manifest:file-entry manifest:full-path="Pictures/100000010000043D00000468A60BC60E8B58E0EF.png" manifest:media-type="image/png"/>
  <manifest:file-entry manifest:full-path="Pictures/10000001000003D10000038F7B222C34560C7374.png" manifest:media-type="image/png"/>
  <manifest:file-entry manifest:full-path="Pictures/1000000100000434000006C08C5E78294647B344.png" manifest:media-type="image/png"/>
  <manifest:file-entry manifest:full-path="Pictures/100000010000043E000006E4E665F04A30063491.png" manifest:media-type="image/png"/>
  <manifest:file-entry manifest:full-path="Pictures/100000010000041D00000635021D5C9520432402.png" manifest:media-type="image/png"/>
  <manifest:file-entry manifest:full-path="Pictures/100000010000044A000006FA1521314F4F2949EC.png" manifest:media-type="image/png"/>
  <manifest:file-entry manifest:full-path="Pictures/10000001000003BB000005DCFE5EF880CFC82E10.png" manifest:media-type="image/png"/>
  <manifest:file-entry manifest:full-path="Pictures/100000010000043D000004B2DCF7DC9C3D14144C.png" manifest:media-type="image/png"/>
  <manifest:file-entry manifest:full-path="Pictures/100000010000043700000464BA2376E9249C40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O-normal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P2" style:family="paragraph" style:parent-style-name="LO-normal" style:master-page-name="Standard">
      <style:paragraph-properties style:page-number="1"/>
    </style:style>
    <style:style style:name="P3" style:family="paragraph">
      <loext:graphic-properties draw:fill-color="#ffff00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0000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729fcf"/>
      <style:paragraph-properties fo:text-align="start"/>
      <style:text-properties fo:font-size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00" draw:textarea-horizontal-align="justify" draw:textarea-vertical-align="middle" draw:auto-grow-height="false" fo:min-height="0.0902in" fo:min-width="0.1193in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fill-color="#ffff00" draw:textarea-horizontal-align="justify" draw:textarea-vertical-align="middle" draw:auto-grow-height="false" fo:min-height="0.1445in" fo:min-width="0.1075in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fill-color="#ffff00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draw:fill-color="#ffff00" draw:textarea-horizontal-align="justify" draw:textarea-vertical-align="middle" draw:auto-grow-height="false" fo:min-height="0.0984in" fo:min-width="0.0866in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draw:fill-color="#ffff00" draw:textarea-horizontal-align="justify" draw:textarea-vertical-align="middle" draw:auto-grow-height="false" fo:min-height="0.0972in" fo:min-width="0.0984in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>
      <style:graphic-properties draw:fill-color="#ffff00" draw:textarea-horizontal-align="justify" draw:textarea-vertical-align="middle" draw:auto-grow-height="false" fo:min-height="0.0909in" fo:min-width="0.0937in" style:run-through="foreground" style:wrap="run-through" style:number-wrapped-paragraphs="no-limit" style:vertical-pos="from-top" style:vertical-rel="page" style:horizontal-pos="from-left" style:horizontal-rel="paragraph"/>
    </style:style>
    <style:style style:name="gr7" style:family="graphic">
      <style:graphic-properties draw:fill-color="#ffff00" draw:textarea-vertical-align="middle" draw:auto-grow-height="false" fo:min-height="0.039in" fo:min-width="0.0547in" style:run-through="foreground" style:wrap="run-through" style:number-wrapped-paragraphs="no-limit" style:vertical-pos="from-top" style:vertical-rel="page" style:horizontal-pos="from-left" style:horizontal-rel="paragraph"/>
    </style:style>
    <style:style style:name="gr8" style:family="graphic">
      <style:graphic-properties draw:fill-color="#ffff00" draw:textarea-horizontal-align="justify" draw:textarea-vertical-align="middle" draw:auto-grow-height="false" fo:min-height="0.1075in" fo:min-width="0.1236in" style:run-through="foreground" style:wrap="run-through" style:number-wrapped-paragraphs="no-limit" style:vertical-pos="from-top" style:vertical-rel="page" style:horizontal-pos="from-left" style:horizontal-rel="paragraph"/>
    </style:style>
    <style:style style:name="gr9" style:family="graphic">
      <style:graphic-properties draw:fill-color="#ffff00" draw:textarea-horizontal-align="justify" draw:textarea-vertical-align="middle" draw:auto-grow-height="false" fo:min-height="0.0984in" fo:min-width="0.0984in" style:run-through="foreground" style:wrap="run-through" style:number-wrapped-paragraphs="no-limit" style:vertical-pos="from-top" style:vertical-rel="page" style:horizontal-pos="from-left" style:horizontal-rel="paragraph"/>
    </style:style>
    <style:style style:name="gr10" style:family="graphic">
      <style:graphic-properties draw:fill-color="#ff0000" draw:textarea-horizontal-align="justify" draw:textarea-vertical-align="middle" draw:auto-grow-height="false" fo:min-height="0.0736in" fo:min-width="0.0819in" style:run-through="foreground" style:wrap="run-through" style:number-wrapped-paragraphs="no-limit" style:vertical-pos="from-top" style:vertical-rel="page" style:horizontal-pos="from-left" style:horizontal-rel="paragraph"/>
    </style:style>
    <style:style style:name="gr11" style:family="graphic">
      <style:graphic-properties draw:fill-color="#ff0000" draw:textarea-vertical-align="middle" draw:auto-grow-height="false" fo:min-height="0.0402in" fo:min-width="0.0366in" style:run-through="foreground" style:wrap="run-through" style:number-wrapped-paragraphs="no-limit" style:vertical-pos="from-top" style:vertical-rel="page" style:horizontal-pos="from-left" style:horizontal-rel="paragraph"/>
    </style:style>
    <style:style style:name="gr12" style:family="graphic">
      <style:graphic-properties draw:fill-color="#ff0000" draw:textarea-vertical-align="middle" draw:auto-grow-height="false" fo:min-height="0.0366in" fo:min-width="0.0417in" style:run-through="foreground" style:wrap="run-through" style:number-wrapped-paragraphs="no-limit" style:vertical-pos="from-top" style:vertical-rel="page" style:horizontal-pos="from-left" style:horizontal-rel="paragraph"/>
    </style:style>
    <style:style style:name="gr13" style:family="graphic">
      <style:graphic-properties draw:fill-color="#ff0000" draw:textarea-vertical-align="middle" draw:auto-grow-height="false" fo:min-height="0.0563in" fo:min-width="0.0618in" style:run-through="foreground" style:wrap="run-through" style:number-wrapped-paragraphs="no-limit" style:vertical-pos="from-top" style:vertical-rel="page" style:horizontal-pos="from-left" style:horizontal-rel="paragraph"/>
    </style:style>
    <style:style style:name="gr14" style:family="graphic">
      <style:graphic-properties draw:textarea-vertical-align="middle" draw:auto-grow-height="false" fo:min-height="0.0075in" fo:min-width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ff0000" draw:textarea-vertical-align="middle" draw:auto-grow-height="false" fo:min-height="0.0402in" fo:min-width="0.052in" style:run-through="foreground" style:wrap="run-through" style:number-wrapped-paragraphs="no-limit" style:vertical-pos="from-top" style:vertical-rel="page" style:horizontal-pos="from-left" style:horizontal-rel="paragraph"/>
    </style:style>
    <style:style style:name="gr16" style:family="graphic">
      <style:graphic-properties draw:fill-color="#ff0000" draw:textarea-vertical-align="middle" draw:auto-grow-height="false" fo:min-height="0.0492in" fo:min-width="0.0575in" style:run-through="foreground" style:wrap="run-through" style:number-wrapped-paragraphs="no-limit" style:vertical-pos="from-top" style:vertical-rel="page" style:horizontal-pos="from-left" style:horizontal-rel="paragraph"/>
    </style:style>
    <style:style style:name="gr17" style:family="graphic">
      <style:graphic-properties draw:fill-color="#ff0000" draw:textarea-vertical-align="middle" draw:auto-grow-height="false" fo:min-height="0.0555in" fo:min-width="0.0571in" style:run-through="foreground" style:wrap="run-through" style:number-wrapped-paragraphs="no-limit" style:vertical-pos="from-top" style:vertical-rel="page" style:horizontal-pos="from-left" style:horizontal-rel="paragraph"/>
    </style:style>
    <style:style style:name="gr18" style:family="graphic">
      <style:graphic-properties draw:fill-color="#ff0000" draw:textarea-vertical-align="middle" draw:auto-grow-height="false" fo:min-height="0.0382in" fo:min-width="0.0472in" style:run-through="foreground" style:wrap="run-through" style:number-wrapped-paragraphs="no-limit" style:vertical-pos="from-top" style:vertical-rel="page" style:horizontal-pos="from-left" style:horizontal-rel="paragraph"/>
    </style:style>
    <style:style style:name="gr19" style:family="graphic">
      <style:graphic-properties draw:fill-color="#ff0000" draw:textarea-vertical-align="middle" draw:auto-grow-height="false" fo:min-height="0.0354in" fo:min-width="0.0453in" style:run-through="foreground" style:wrap="run-through" style:number-wrapped-paragraphs="no-limit" style:vertical-pos="from-top" style:vertical-rel="page" style:horizontal-pos="from-left" style:horizontal-rel="paragraph"/>
    </style:style>
    <style:style style:name="gr20" style:family="graphic">
      <style:graphic-properties draw:fill-color="#ff0000" draw:textarea-vertical-align="middle" draw:auto-grow-height="false" fo:min-height="0.0547in" fo:min-width="0.098in" style:run-through="foreground" style:wrap="run-through" style:number-wrapped-paragraphs="no-limit" style:vertical-pos="from-top" style:vertical-rel="page" style:horizontal-pos="from-left" style:horizontal-rel="paragraph"/>
    </style:style>
    <style:style style:name="gr21" style:family="graphic">
      <style:graphic-properties draw:fill-color="#ff0000" draw:textarea-vertical-align="middle" draw:auto-grow-height="false" fo:min-height="0.0626in" fo:min-width="0.0756in" style:run-through="foreground" style:wrap="run-through" style:number-wrapped-paragraphs="no-limit" style:vertical-pos="from-top" style:vertical-rel="page" style:horizontal-pos="from-left" style:horizontal-rel="paragraph"/>
    </style:style>
    <style:style style:name="gr22" style:family="graphic">
      <style:graphic-properties draw:stroke="solid" svg:stroke-width="0in" svg:stroke-color="#3465a4" draw:fill="solid" draw:fill-color="#729fcf" draw:textarea-vertical-align="top" draw:auto-grow-height="false" fo:min-height="0.122in" fo:min-width="0.0236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in" svg:stroke-color="#3465a4" draw:fill="solid" draw:fill-color="#729fcf" draw:textarea-vertical-align="top" draw:auto-grow-height="false" fo:min-height="0.1008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in" svg:stroke-color="#3465a4" draw:fill="solid" draw:fill-color="#729fcf" draw:textarea-vertical-align="top" draw:auto-grow-height="false" fo:min-height="0.0563in" fo:min-width="0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in" svg:stroke-color="#3465a4" draw:fill="solid" draw:fill-color="#729fcf" draw:textarea-vertical-align="top" draw:auto-grow-height="false" fo:min-height="0.0854in" fo:min-width="0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in" svg:stroke-color="#3465a4" draw:fill="solid" draw:fill-color="#729fcf" draw:textarea-vertical-align="top" draw:auto-grow-height="false" fo:min-height="0.0791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in" svg:stroke-color="#3465a4" draw:fill="solid" draw:fill-color="#729fcf" draw:textarea-vertical-align="top" draw:auto-grow-height="false" fo:min-height="0.1374in" fo:min-width="0.039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in" svg:stroke-color="#3465a4" draw:fill="solid" draw:fill-color="#729fcf" draw:textarea-vertical-align="top" draw:auto-grow-height="false" fo:min-height="0.1083in" fo:min-width="0.0098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in" svg:stroke-color="#3465a4" draw:fill="solid" draw:fill-color="#729fcf" draw:textarea-vertical-align="top" draw:auto-grow-height="false" fo:min-height="0.0929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in" svg:stroke-color="#3465a4" draw:fill="solid" draw:fill-color="#729fcf" draw:textarea-vertical-align="top" draw:auto-grow-height="false" fo:min-height="0.0717in" fo:min-width="0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in" svg:stroke-color="#3465a4" draw:fill="solid" draw:fill-color="#729fcf" draw:textarea-vertical-align="top" draw:auto-grow-height="false" fo:min-height="0.1453in" fo:min-width="0.0465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in" svg:stroke-color="#3465a4" draw:fill="solid" draw:fill-color="#729fcf" draw:textarea-vertical-align="top" draw:auto-grow-height="false" fo:min-height="0.0638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in" svg:stroke-color="#3465a4" draw:fill="solid" draw:fill-color="#729fcf" draw:textarea-vertical-align="top" draw:auto-grow-height="false" fo:min-height="0.1008in" fo:min-width="0.002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in" svg:stroke-color="#3465a4" draw:fill="solid" draw:fill-color="#729fcf" draw:textarea-vertical-align="top" draw:auto-grow-height="false" fo:min-height="0.0484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in" svg:stroke-color="#3465a4" draw:fill="solid" draw:fill-color="#729fcf" draw:textarea-vertical-align="top" draw:auto-grow-height="false" fo:min-height="0.1161in" fo:min-width="0.0173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in" svg:stroke-color="#3465a4" draw:fill="solid" draw:fill-color="#729fcf" draw:textarea-vertical-align="top" draw:auto-grow-height="false" fo:min-height="0.0571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in" svg:stroke-color="#3465a4" draw:fill="solid" draw:fill-color="#729fcf" draw:textarea-vertical-align="top" draw:auto-grow-height="false" fo:min-height="0.0346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in" svg:stroke-color="#3465a4" draw:fill="solid" draw:fill-color="#729fcf" draw:textarea-vertical-align="top" draw:auto-grow-height="false" fo:min-height="0.0193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in" svg:stroke-color="#3465a4" draw:fill="solid" draw:fill-color="#729fcf" draw:textarea-vertical-align="top" draw:auto-grow-height="false" fo:min-height="0.1744in" fo:min-width="0.0756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in" svg:stroke-color="#3465a4" draw:fill="solid" draw:fill-color="#729fcf" draw:textarea-vertical-align="top" draw:auto-grow-height="false" fo:min-height="0.139in" fo:min-width="0.0402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solid" svg:stroke-width="0in" svg:stroke-color="#3465a4" draw:fill="solid" draw:fill-color="#729fcf" draw:textarea-vertical-align="top" draw:auto-grow-height="false" fo:min-height="0.1591in" fo:min-width="0.0602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in" svg:stroke-color="#3465a4" draw:fill="solid" draw:fill-color="#729fcf" draw:textarea-vertical-align="top" draw:auto-grow-height="false" fo:min-height="0.1957in" fo:min-width="0.0972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4" draw:z-index="106" draw:name="Shape 93" draw:style-name="gr1" draw:text-style-name="P3" svg:width="0.1685in" svg:height="0.128in" svg:x="1.5354in" svg:y="2.8807in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draw:custom-shape text:anchor-type="page" text:anchor-page-number="13" draw:z-index="105" draw:name="Shape 92" draw:style-name="gr2" draw:text-style-name="P3" svg:width="0.1512in" svg:height="0.2031in" svg:x="1.4484in" svg:y="7.9528in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draw:custom-shape text:anchor-type="page" text:anchor-page-number="12" draw:z-index="104" draw:name="Shape 91" draw:style-name="gr3" draw:text-style-name="P3" svg:width="0.1043in" svg:height="0.1043in" svg:x="1.5409in" svg:y="6.1098in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draw:custom-shape text:anchor-type="page" text:anchor-page-number="11" draw:z-index="103" draw:name="Shape 90" draw:style-name="gr4" draw:text-style-name="P3" svg:width="0.1217in" svg:height="0.1394in" svg:x="1.4484in" svg:y="9.1909in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draw:custom-shape text:anchor-type="page" text:anchor-page-number="11" draw:z-index="102" draw:name="Shape 89" draw:style-name="gr5" draw:text-style-name="P3" svg:width="0.1394in" svg:height="0.1378in" svg:x="1.5181in" svg:y="6.089in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draw:custom-shape text:anchor-type="page" text:anchor-page-number="10" draw:z-index="101" draw:name="Shape 88" draw:style-name="gr6" draw:text-style-name="P3" svg:width="0.1331in" svg:height="0.1276in" svg:x="1.4429in" svg:y="8.6866in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draw:custom-shape text:anchor-type="page" text:anchor-page-number="10" draw:z-index="100" draw:name="Shape 87" draw:style-name="gr7" draw:text-style-name="P4" svg:width="0.1453in" svg:height="0.1161in" svg:x="1.4366in" svg:y="4.65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0" draw:z-index="99" draw:name="Shape 86" draw:style-name="gr8" draw:text-style-name="P3" svg:width="0.174in" svg:height="0.1512in" svg:x="1.4193in" svg:y="2.2146in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draw:custom-shape text:anchor-type="page" text:anchor-page-number="9" draw:z-index="98" draw:name="Shape 85" draw:style-name="gr9" draw:text-style-name="P3" svg:width="0.1394in" svg:height="0.1394in" svg:x="1.3965in" svg:y="9.2575in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draw:custom-shape text:anchor-type="page" text:anchor-page-number="9" draw:z-index="97" draw:name="Shape 84" draw:style-name="gr10" draw:text-style-name="P5" svg:width="0.1157in" svg:height="0.1043in" svg:x="1.478in" svg:y="7.339in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draw:custom-shape text:anchor-type="page" text:anchor-page-number="9" draw:z-index="96" draw:name="Shape 83" draw:style-name="gr11" draw:text-style-name="P6" svg:width="0.098in" svg:height="0.1217in" svg:x="1.4429in" svg:y="4.2508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9" draw:z-index="95" draw:name="Shape 82" draw:style-name="gr12" draw:text-style-name="P6" svg:width="0.1098in" svg:height="0.1106in" svg:x="1.4661in" svg:y="2.3701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8" draw:z-index="94" draw:name="Shape 81" draw:style-name="gr13" draw:text-style-name="P6" svg:width="0.1622in" svg:height="0.1685in" svg:x="1.4138in" svg:y="7.82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7" draw:z-index="92" draw:name="Shape 79" draw:style-name="gr15" draw:text-style-name="P6" svg:width="0.1358in" svg:height="0.1205in" svg:x="1.4898in" svg:y="7.6138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6" draw:z-index="91" draw:name="Shape 78" draw:style-name="gr16" draw:text-style-name="P6" svg:width="0.1512in" svg:height="0.1461in" svg:x="1.5102in" svg:y="6.1134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5" draw:z-index="90" draw:name="Shape 77" draw:style-name="gr17" draw:text-style-name="P6" svg:width="0.1516in" svg:height="0.1669in" svg:x="1.5047in" svg:y="5.3626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4" draw:z-index="89" draw:name="Shape 76" draw:style-name="gr18" draw:text-style-name="P6" svg:width="0.1252in" svg:height="0.115in" svg:x="1.4528in" svg:y="5.6591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3" draw:z-index="88" draw:name="Shape 75" draw:style-name="gr19" draw:text-style-name="P6" svg:width="0.1205in" svg:height="0.1043in" svg:x="1.4839in" svg:y="5.8717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2" draw:z-index="87" draw:name="Shape 74" draw:style-name="gr20" draw:text-style-name="P6" svg:width="0.2579in" svg:height="0.1642in" svg:x="1.3063in" svg:y="7.4319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" draw:z-index="86" draw:name="Shape 68" draw:style-name="gr21" draw:text-style-name="P6" svg:width="0.2012in" svg:height="0.1862in" svg:x="1.4374in" svg:y="8.8783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text:p text:style-name="P2"><draw:custom-shape text:anchor-type="char" draw:z-index="14" draw:name="Shape 1" draw:style-name="gr39" draw:text-style-name="P8" svg:width="0.3858in" svg:height="0.3858in" svg:x="0.1563in" svg:y="6.438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" draw:name="Shape 2" draw:style-name="gr42" draw:text-style-name="P8" svg:width="0.4169in" svg:height="0.4169in" svg:x="0.1665in" svg:y="7.073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" draw:name="Shape 3" draw:style-name="gr41" draw:text-style-name="P8" svg:width="0.365in" svg:height="0.365in" svg:x="0.1874in" svg:y="7.833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1" draw:name="image1.png" text:anchor-type="as-char" svg:width="6.0909in" svg:height="9.0319in" draw:z-index="0"><draw:image xlink:href="Pictures/10000001000003DA000005B6B16F4CC4A93373E9.png" xlink:type="simple" xlink:show="embed" xlink:actuate="onLoad" draw:mime-type="image/png"/></draw:frame></text:p>
      <text:p text:style-name="LO-normal"><draw:custom-shape text:anchor-type="char" draw:z-index="17" draw:name="Shape 4" draw:style-name="gr35" draw:text-style-name="P8" svg:width="0.3024in" svg:height="0.3024in" svg:x="0.1252in" svg:y="6.407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Shape 5" draw:style-name="gr27" draw:text-style-name="P8" svg:width="0.3335in" svg:height="0.3335in" svg:x="0.1457in" svg:y="7.074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" draw:name="Shape 6" draw:style-name="gr40" draw:text-style-name="P8" svg:width="0.335in" svg:height="0.335in" svg:x="0.1252in" svg:y="7.657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3.png" text:anchor-type="as-char" svg:width="5.7508in" svg:height="9.0319in" draw:z-index="1"><draw:image xlink:href="Pictures/10000001000003BB000005DCFE5EF880CFC82E10.png" xlink:type="simple" xlink:show="embed" xlink:actuate="onLoad" draw:mime-type="image/png"/></draw:frame><draw:custom-shape text:anchor-type="char" draw:z-index="80" draw:name="Shape 73" draw:style-name="gr27" draw:text-style-name="P8" svg:width="0.3335in" svg:height="0.3335in" svg:x="0.1417in" svg:y="8.069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20" draw:name="Shape 8" draw:style-name="gr27" draw:text-style-name="P8" svg:width="0.3335in" svg:height="0.3335in" svg:x="0.198in" svg:y="4.356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" draw:name="Shape 9" draw:style-name="gr26" draw:text-style-name="P8" svg:width="0.2504in" svg:height="0.2504in" svg:x="0.2398in" svg:y="4.81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2.png" text:anchor-type="as-char" svg:width="6.1374in" svg:height="5.722in" draw:z-index="2"><draw:image xlink:href="Pictures/10000001000003D10000038F7B222C34560C7374.png" xlink:type="simple" xlink:show="embed" xlink:actuate="onLoad" draw:mime-type="image/png"/></draw:frame></text:p>
      <text:p text:style-name="LO-normal"><draw:custom-shape text:anchor-type="char" draw:z-index="22" draw:name="Shape 10" draw:style-name="gr22" draw:text-style-name="P8" svg:width="0.313in" svg:height="0.313in" svg:x="0.198in" svg:y="4.617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" draw:name="Shape 11" draw:style-name="gr22" draw:text-style-name="P8" svg:width="0.313in" svg:height="0.313in" svg:x="0.2083in" svg:y="5.148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Shape 12" draw:style-name="gr22" draw:text-style-name="P8" svg:width="0.313in" svg:height="0.313in" svg:x="0.1874in" svg:y="5.721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" draw:name="Shape 13" draw:style-name="gr25" draw:text-style-name="P8" svg:width="0.2606in" svg:height="0.2606in" svg:x="0.2189in" svg:y="6.200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5.png" text:anchor-type="as-char" svg:width="6.1374in" svg:height="7.1228in" draw:z-index="3"><draw:image xlink:href="Pictures/1000000100000429000004D4369473FF636188AA.png" xlink:type="simple" xlink:show="embed" xlink:actuate="onLoad" draw:mime-type="image/png"/></draw:frame></text:p>
      <text:p text:style-name="LO-normal"/>
      <text:p text:style-name="LO-normal"><draw:custom-shape text:anchor-type="char" draw:z-index="26" draw:name="Shape 14" draw:style-name="gr39" draw:text-style-name="P8" svg:width="0.3858in" svg:height="0.3858in" svg:x="0.2189in" svg:y="4.295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Shape 15" draw:style-name="gr25" draw:text-style-name="P8" svg:width="0.2606in" svg:height="0.2606in" svg:x="0.2811in" svg:y="4.90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Shape 16" draw:style-name="gr22" draw:text-style-name="P8" svg:width="0.313in" svg:height="0.313in" svg:x="0.2602in" svg:y="5.37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" draw:name="Shape 17" draw:style-name="gr35" draw:text-style-name="P8" svg:width="0.3024in" svg:height="0.3024in" svg:x="0.2398in" svg:y="5.836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4.png" text:anchor-type="as-char" svg:width="6.1374in" svg:height="6.7992in" draw:z-index="4"><draw:image xlink:href="Pictures/100000010000043D000004B2DCF7DC9C3D14144C.png" xlink:type="simple" xlink:show="embed" xlink:actuate="onLoad" draw:mime-type="image/png"/></draw:frame></text:p>
      <text:p text:style-name="LO-normal"/>
      <text:p text:style-name="LO-normal"><draw:custom-shape text:anchor-type="char" draw:z-index="30" draw:name="Shape 18" draw:style-name="gr26" draw:text-style-name="P8" svg:width="0.2504in" svg:height="0.2504in" svg:x="0.2602in" svg:y="4.337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" draw:name="Shape 19" draw:style-name="gr35" draw:text-style-name="P8" svg:width="0.3024in" svg:height="0.3024in" svg:x="0.2291in" svg:y="4.681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Shape 20" draw:style-name="gr28" draw:text-style-name="P8" svg:width="0.2921in" svg:height="0.2921in" svg:x="0.2602in" svg:y="5.056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Shape 21" draw:style-name="gr26" draw:text-style-name="P8" svg:width="0.2504in" svg:height="0.2504in" svg:x="0.2811in" svg:y="5.441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7.png" text:anchor-type="as-char" svg:width="6.1374in" svg:height="6.3807in" draw:z-index="5"><draw:image xlink:href="Pictures/100000010000043D00000468A60BC60E8B58E0EF.png" xlink:type="simple" xlink:show="embed" xlink:actuate="onLoad" draw:mime-type="image/png"/></draw:frame></text:p>
      <text:p text:style-name="LO-normal"/>
      <text:p text:style-name="LO-normal"><draw:custom-shape text:anchor-type="paragraph" draw:z-index="93" draw:name="Shape 80" draw:style-name="gr14" draw:text-style-name="P7" svg:width="0.0524in" svg:height="0.0213in" svg:x="6.5217in" svg:y="6.2134in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char" draw:z-index="34" draw:name="Shape 22" draw:style-name="gr33" draw:text-style-name="P8" svg:width="0.2815in" svg:height="0.2815in" svg:x="0.2083in" svg:y="5.213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" draw:name="Shape 23" draw:style-name="gr32" draw:text-style-name="P8" svg:width="0.2295in" svg:height="0.2295in" svg:x="0.2602in" svg:y="5.723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Shape 24" draw:style-name="gr28" draw:text-style-name="P8" svg:width="0.2921in" svg:height="0.2921in" svg:x="0.2083in" svg:y="6.119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" draw:name="Shape 25" draw:style-name="gr29" draw:text-style-name="P8" svg:width="0.2713in" svg:height="0.2713in" svg:x="0.2398in" svg:y="6.57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6.png" text:anchor-type="as-char" svg:width="6.1374in" svg:height="7.5417in" draw:z-index="6"><draw:image xlink:href="Pictures/100000010000042F0000052468471514EEAB0FD3.png" xlink:type="simple" xlink:show="embed" xlink:actuate="onLoad" draw:mime-type="image/png"/></draw:frame></text:p>
      <text:p text:style-name="LO-normal"/>
      <text:p text:style-name="LO-normal"/>
      <text:p text:style-name="LO-normal"/>
      <text:p text:style-name="LO-normal"/>
      <text:p text:style-name="LO-normal"><draw:custom-shape text:anchor-type="char" draw:z-index="38" draw:name="Shape 26" draw:style-name="gr28" draw:text-style-name="P8" svg:width="0.2921in" svg:height="0.2921in" svg:x="0.1874in" svg:y="6.79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" draw:name="Shape 27" draw:style-name="gr29" draw:text-style-name="P8" svg:width="0.2713in" svg:height="0.2713in" svg:x="0.2291in" svg:y="7.255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" draw:name="Shape 28" draw:style-name="gr26" draw:text-style-name="P8" svg:width="0.2504in" svg:height="0.2504in" svg:x="0.2291in" svg:y="7.73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9.png" text:anchor-type="as-char" svg:width="5.6244in" svg:height="9.0319in" draw:z-index="7"><draw:image xlink:href="Pictures/1000000100000434000006C08C5E78294647B344.png" xlink:type="simple" xlink:show="embed" xlink:actuate="onLoad" draw:mime-type="image/png"/></draw:frame><draw:custom-shape text:anchor-type="char" draw:z-index="81" draw:name="Shape 7" draw:style-name="gr26" draw:text-style-name="P8" svg:width="0.2504in" svg:height="0.2504in" svg:x="0.1937in" svg:y="8.136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41" draw:name="Shape 30" draw:style-name="gr38" draw:text-style-name="P8" svg:width="0.1669in" svg:height="0.1669in" svg:x="0.2398in" svg:y="1.01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" draw:name="Shape 31" draw:style-name="gr37" draw:text-style-name="P8" svg:width="0.1878in" svg:height="0.1878in" svg:x="0.25in" svg:y="1.33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" draw:name="Shape 32" draw:style-name="gr35" draw:text-style-name="P8" svg:width="0.3024in" svg:height="0.3024in" svg:x="0.1874in" svg:y="1.55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" draw:name="Shape 33" draw:style-name="gr36" draw:text-style-name="P8" svg:width="0.2197in" svg:height="0.2197in" svg:x="0.2083in" svg:y="3.235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" draw:name="Shape 34" draw:style-name="gr24" draw:text-style-name="P8" svg:width="0.2189in" svg:height="0.2189in" svg:x="0.2083in" svg:y="3.55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Shape 35" draw:style-name="gr33" draw:text-style-name="P8" svg:width="0.2815in" svg:height="0.2815in" svg:x="0.1874in" svg:y="5.32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Shape 36" draw:style-name="gr26" draw:text-style-name="P8" svg:width="0.2504in" svg:height="0.2504in" svg:x="0.1874in" svg:y="5.61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Shape 37" draw:style-name="gr30" draw:text-style-name="P8" svg:width="0.2398in" svg:height="0.2398in" svg:x="0.2083in" svg:y="5.96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Shape 38" draw:style-name="gr26" draw:text-style-name="P8" svg:width="0.2504in" svg:height="0.2504in" svg:x="0.2189in" svg:y="6.287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Shape 39" draw:style-name="gr25" draw:text-style-name="P8" svg:width="0.2606in" svg:height="0.2606in" svg:x="0.198in" svg:y="7.92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2" draw:name="image8.png" text:anchor-type="as-char" svg:y="-8.1283in" svg:width="5.1909in" svg:height="9.0319in" draw:z-index="8"><draw:image xlink:href="Pictures/100000010000042D0000074422BA415C5BD87F37.png" xlink:type="simple" xlink:show="embed" xlink:actuate="onLoad" draw:mime-type="image/png"/></draw:frame><draw:custom-shape text:anchor-type="char" draw:z-index="82" draw:name="Shape 29" draw:style-name="gr25" draw:text-style-name="P8" svg:width="0.2606in" svg:height="0.2606in" svg:x="0.1626in" svg:y="8.230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51" draw:name="Shape 41" draw:style-name="gr29" draw:text-style-name="P8" svg:width="0.2713in" svg:height="0.2713in" svg:x="0.198in" svg:y="0.819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" draw:name="Shape 42" draw:style-name="gr35" draw:text-style-name="P8" svg:width="0.3024in" svg:height="0.3024in" svg:x="0.1772in" svg:y="1.163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" draw:name="Shape 43" draw:style-name="gr25" draw:text-style-name="P8" svg:width="0.2606in" svg:height="0.2606in" svg:x="0.1874in" svg:y="1.673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" draw:name="Shape 44" draw:style-name="gr30" draw:text-style-name="P8" svg:width="0.2398in" svg:height="0.2398in" svg:x="0.2189in" svg:y="2.079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" draw:name="Shape 45" draw:style-name="gr25" draw:text-style-name="P8" svg:width="0.2606in" svg:height="0.2606in" svg:x="0.2083in" svg:y="3.631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" draw:name="Shape 46" draw:style-name="gr35" draw:text-style-name="P8" svg:width="0.3024in" svg:height="0.3024in" svg:x="0.1563in" svg:y="4.05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" draw:name="Shape 47" draw:style-name="gr26" draw:text-style-name="P8" svg:width="0.2504in" svg:height="0.2504in" svg:x="0.2083in" svg:y="4.61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" draw:name="Shape 48" draw:style-name="gr30" draw:text-style-name="P8" svg:width="0.2398in" svg:height="0.2398in" svg:x="0.198in" svg:y="5.09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49" draw:style-name="gr34" draw:text-style-name="P8" svg:width="0.2087in" svg:height="0.2087in" svg:x="0.2291in" svg:y="6.715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" draw:name="Shape 50" draw:style-name="gr33" draw:text-style-name="P8" svg:width="0.2815in" svg:height="0.2815in" svg:x="0.2189in" svg:y="7.183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" draw:name="Shape 51" draw:style-name="gr32" draw:text-style-name="P8" svg:width="0.2295in" svg:height="0.2295in" svg:x="0.2189in" svg:y="7.65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2.png" text:anchor-type="as-char" svg:width="5.5602in" svg:height="9.0319in" draw:z-index="9"><draw:image xlink:href="Pictures/100000010000043E000006E4E665F04A30063491.png" xlink:type="simple" xlink:show="embed" xlink:actuate="onLoad" draw:mime-type="image/png"/></draw:frame><draw:custom-shape text:anchor-type="char" draw:z-index="83" draw:name="Shape 40" draw:style-name="gr24" draw:text-style-name="P8" svg:width="0.2189in" svg:height="0.2189in" svg:x="0.2457in" svg:y="8.137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62" draw:name="Shape 53" draw:style-name="gr32" draw:text-style-name="P8" svg:width="0.2295in" svg:height="0.2295in" svg:x="0.25in" svg:y="4.070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Shape 54" draw:style-name="gr32" draw:text-style-name="P8" svg:width="0.2295in" svg:height="0.2295in" svg:x="0.25in" svg:y="4.413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Shape 55" draw:style-name="gr32" draw:text-style-name="P8" svg:width="0.2295in" svg:height="0.2295in" svg:x="0.25in" svg:y="4.74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Shape 56" draw:style-name="gr24" draw:text-style-name="P8" svg:width="0.2189in" svg:height="0.2189in" svg:x="0.2811in" svg:y="5.070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" draw:name="Shape 57" draw:style-name="gr26" draw:text-style-name="P8" svg:width="0.2504in" svg:height="0.2504in" svg:x="0.2398in" svg:y="6.820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7" draw:name="Shape 58" draw:style-name="gr30" draw:text-style-name="P8" svg:width="0.2398in" svg:height="0.2398in" svg:x="0.2398in" svg:y="7.3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Shape 59" draw:style-name="gr33" draw:text-style-name="P8" svg:width="0.2815in" svg:height="0.2815in" svg:x="0.2398in" svg:y="7.80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0.png" text:anchor-type="as-char" svg:width="5.5528in" svg:height="9.0319in" draw:z-index="10"><draw:image xlink:href="Pictures/100000010000044A000006FA1521314F4F2949EC.png" xlink:type="simple" xlink:show="embed" xlink:actuate="onLoad" draw:mime-type="image/png"/></draw:frame><draw:custom-shape text:anchor-type="char" draw:z-index="84" draw:name="Shape 52" draw:style-name="gr23" draw:text-style-name="P8" svg:width="0.2295in" svg:height="0.2815in" svg:x="0.2043in" svg:y="8.15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69" draw:name="Shape 61" draw:style-name="gr24" draw:text-style-name="P8" svg:width="0.2189in" svg:height="0.2189in" svg:x="0.2811in" svg:y="4.32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Shape 62" draw:style-name="gr30" draw:text-style-name="P8" svg:width="0.2398in" svg:height="0.2398in" svg:x="0.2602in" svg:y="4.706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" draw:name="Shape 63" draw:style-name="gr32" draw:text-style-name="P8" svg:width="0.2295in" svg:height="0.2295in" svg:x="0.2709in" svg:y="5.081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Shape 64" draw:style-name="gr30" draw:text-style-name="P8" svg:width="0.2398in" svg:height="0.2398in" svg:x="0.2602in" svg:y="5.46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1.png" text:anchor-type="as-char" svg:width="6.1374in" svg:height="6.3937in" draw:z-index="11"><draw:image xlink:href="Pictures/100000010000043700000464BA2376E9249C405E.png" xlink:type="simple" xlink:show="embed" xlink:actuate="onLoad" draw:mime-type="image/png"/></draw:frame></text:p>
      <text:p text:style-name="LO-normal"/>
      <text:p text:style-name="LO-normal"><draw:custom-shape text:anchor-type="char" draw:z-index="73" draw:name="Shape 65" draw:style-name="gr31" draw:text-style-name="P8" svg:width="0.3441in" svg:height="0.3441in" svg:x="0.1665in" svg:y="6.915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" draw:name="Shape 66" draw:style-name="gr29" draw:text-style-name="P8" svg:width="0.2713in" svg:height="0.2713in" svg:x="0.2083in" svg:y="7.321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Shape 67" draw:style-name="gr30" draw:text-style-name="P8" svg:width="0.2398in" svg:height="0.2398in" svg:x="0.2083in" svg:y="7.7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5" draw:name="Shape 60" draw:style-name="gr22" draw:text-style-name="P8" svg:width="0.313in" svg:height="0.313in" svg:x="0.152in" svg:y="8.06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3.png" text:anchor-type="as-char" svg:width="5.9854in" svg:height="9.0319in" draw:z-index="12"><draw:image xlink:href="Pictures/100000010000041D00000635021D5C9520432402.png" xlink:type="simple" xlink:show="embed" xlink:actuate="onLoad" draw:mime-type="image/png"/></draw:frame></text:p>
      <text:p text:style-name="LO-normal"><text:bookmark-start text:name="_gjdgxs"/><draw:custom-shape text:anchor-type="char" draw:z-index="76" draw:name="Shape 69" draw:style-name="gr28" draw:text-style-name="P8" svg:width="0.2921in" svg:height="0.2921in" svg:x="0.2693in" svg:y="0.69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Shape 70" draw:style-name="gr25" draw:text-style-name="P8" svg:width="0.2606in" svg:height="0.2606in" svg:x="0.3126in" svg:y="1.0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Shape 71" draw:style-name="gr29" draw:text-style-name="P8" svg:width="0.2713in" svg:height="0.2713in" svg:x="0.302in" svg:y="1.416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9" draw:name="Shape 72" draw:style-name="gr28" draw:text-style-name="P8" svg:width="0.2921in" svg:height="0.2921in" svg:x="0.2811in" svg:y="1.811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bookmark-end text:name="_gjdgxs"/><text:soft-page-break/><draw:frame draw:style-name="fr1" draw:name="image14.png" text:anchor-type="as-char" svg:width="6.1374in" svg:height="2.7319in" draw:z-index="13"><draw:image xlink:href="Pictures/100000010000043D000001E37208C1ECF9C6980E.png" xlink:type="simple" xlink:show="embed" xlink:actuate="onLoad" draw:mime-type="image/png"/></draw:frame></text:p>
      <text:p text:style-name="LO-normal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12-04T19:49:00.878415412</dc:date>
    <meta:editing-cycles>2</meta:editing-cycles>
    <meta:editing-duration>PT10M25S</meta:editing-duration>
    <meta:generator>LibreOffice/7.3.7.2$Linux_X86_64 LibreOffice_project/30$Build-2</meta:generator>
    <meta:document-statistic meta:table-count="0" meta:image-count="14" meta:object-count="0" meta:page-count="14" meta:paragraph-count="14" meta:word-count="0" meta:character-count="0" meta:non-whitespace-character-count="0"/>
    <meta:user-defined meta:name="AppVersion">15.0000</meta:user-defined>
  </office:meta>
</office:document-meta>
</file>